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6.004cm" fo:margin-left="0cm" table:align="left" fo:keep-with-next="always"/>
    </style:style>
    <style:style style:name="Tabela4.A" style:family="table-column">
      <style:table-column-properties style:column-width="4.699cm"/>
    </style:style>
    <style:style style:name="Tabela4.B" style:family="table-column">
      <style:table-column-properties style:column-width="11.305cm"/>
    </style:style>
    <style:style style:name="Tabela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padding="0.097cm" fo:border="0.05pt solid #000000"/>
    </style:style>
    <style:style style:name="Tabela4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6.004cm" fo:margin-left="0cm" table:align="left" fo:keep-with-next="always"/>
    </style:style>
    <style:style style:name="Tabela15.A" style:family="table-column">
      <style:table-column-properties style:column-width="4.71cm"/>
    </style:style>
    <style:style style:name="Tabela15.B" style:family="table-column">
      <style:table-column-properties style:column-width="11.294cm"/>
    </style:style>
    <style:style style:name="Tabela1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padding="0.097cm" fo:border="0.05pt solid #000000"/>
    </style:style>
    <style:style style:name="Tabela15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fo:keep-with-next="always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0.291cm"/>
    </style:style>
    <style:style style:name="Tabela1.C" style:family="table-column">
      <style:table-column-properties style:column-width="1.72cm"/>
    </style:style>
    <style:style style:name="Tabela1.E" style:family="table-column">
      <style:table-column-properties style:column-width="1.005cm"/>
    </style:style>
    <style:style style:name="Tabela1.F" style:family="table-column">
      <style:table-column-properties style:column-width="10.001cm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3f7ca" officeooo:paragraph-rsid="0013f7ca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3f7ca" officeooo:paragraph-rsid="00ca39b9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ea48d7" officeooo:paragraph-rsid="00ea48d7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3f7ca" officeooo:paragraph-rsid="0013f7c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3f7ca" officeooo:paragraph-rsid="00ca39b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3f7ca" officeooo:paragraph-rsid="0013f7c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a82df" officeooo:paragraph-rsid="001a82d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a82df" officeooo:paragraph-rsid="002053f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4d9302" officeooo:paragraph-rsid="004d930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6140e" officeooo:paragraph-rsid="0016140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6140e" officeooo:paragraph-rsid="00ca39b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16140e" officeooo:paragraph-rsid="0016140e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16140e" officeooo:paragraph-rsid="00ca39b9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ea48d7" officeooo:paragraph-rsid="00ea48d7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b6b67" officeooo:paragraph-rsid="003c3f0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b6b67" officeooo:paragraph-rsid="0078e6a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2pt" fo:font-weight="normal" officeooo:rsid="002b6b67" officeooo:paragraph-rsid="003c3f0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4d9302" officeooo:paragraph-rsid="004d930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0pt" fo:font-weight="normal" officeooo:rsid="002b6b67" officeooo:paragraph-rsid="0033e122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/>
      <style:text-properties officeooo:paragraph-rsid="00550a5a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550a5a"/>
    </style:style>
    <style:style style:name="P22" style:family="paragraph" style:parent-style-name="Text_20_body">
      <style:paragraph-properties fo:line-height="150%"/>
      <style:text-properties style:font-name="Times New Roman"/>
    </style:style>
    <style:style style:name="P23" style:family="paragraph" style:parent-style-name="Text_20_body">
      <style:paragraph-properties fo:line-height="150%"/>
      <style:text-properties style:font-name="Times New Roman" officeooo:paragraph-rsid="00d00e00"/>
    </style:style>
    <style:style style:name="P24" style:family="paragraph" style:parent-style-name="Text_20_body">
      <style:paragraph-properties fo:line-height="150%"/>
      <style:text-properties style:font-name="Times New Roman" officeooo:paragraph-rsid="0051191e"/>
    </style:style>
    <style:style style:name="P25" style:family="paragraph" style:parent-style-name="Text_20_body">
      <style:paragraph-properties fo:line-height="150%"/>
      <style:text-properties style:font-name="Times New Roman" fo:font-size="14pt" fo:font-weight="bold" officeooo:rsid="001a82d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P27" style:family="paragraph" style:parent-style-name="Text_20_body">
      <style:paragraph-properties fo:line-height="150%"/>
      <style:text-properties style:font-name="Times New Roman" fo:font-size="12pt" officeooo:rsid="0065a93d" officeooo:paragraph-rsid="00d2c686" style:font-size-asian="12pt" style:font-size-complex="12pt"/>
    </style:style>
    <style:style style:name="P28" style:family="paragraph" style:parent-style-name="Text_20_body">
      <style:paragraph-properties fo:line-height="150%"/>
      <style:text-properties style:font-name="Times New Roman" officeooo:rsid="001e57a2"/>
    </style:style>
    <style:style style:name="P29" style:family="paragraph" style:parent-style-name="Text_20_body">
      <style:paragraph-properties fo:line-height="150%"/>
    </style:style>
    <style:style style:name="P30" style:family="paragraph" style:parent-style-name="Text_20_body">
      <style:paragraph-properties fo:line-height="150%" fo:text-align="justify" style:justify-single-word="false"/>
      <style:text-properties officeooo:paragraph-rsid="0051191e"/>
    </style:style>
    <style:style style:name="P31" style:family="paragraph" style:parent-style-name="Text_20_body">
      <style:paragraph-properties fo:line-height="150%"/>
      <style:text-properties fo:font-size="12pt" officeooo:paragraph-rsid="00d2c686" style:font-size-asian="12pt" style:font-size-complex="12pt"/>
    </style:style>
    <style:style style:name="P32" style:family="paragraph" style:parent-style-name="Table_20_Contents">
      <style:paragraph-properties fo:line-height="150%"/>
      <style:text-properties style:font-name="Times New Roman" fo:font-size="11pt" officeooo:rsid="000a2514" officeooo:paragraph-rsid="00257130" style:font-size-asian="11pt" style:font-size-complex="11pt"/>
    </style:style>
    <style:style style:name="P33" style:family="paragraph" style:parent-style-name="Table_20_Contents">
      <style:paragraph-properties fo:line-height="150%"/>
      <style:text-properties style:font-name="Times New Roman" fo:font-size="12pt" officeooo:rsid="000a2514" officeooo:paragraph-rsid="00257130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a2514" officeooo:paragraph-rsid="00257130" style:font-size-asian="12pt" style:font-size-complex="12pt"/>
    </style:style>
    <style:style style:name="P35" style:family="paragraph" style:parent-style-name="Table_20_Contents">
      <style:paragraph-properties fo:line-height="150%"/>
      <style:text-properties style:font-name="Times New Roman" fo:font-size="12pt" officeooo:rsid="001fa6f0" officeooo:paragraph-rsid="00257130" style:font-size-asian="12pt" style:font-size-complex="12pt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fa6f0" officeooo:paragraph-rsid="00257130" style:font-size-asian="12pt" style:font-size-complex="12pt"/>
    </style:style>
    <style:style style:name="P37" style:family="paragraph" style:parent-style-name="Table_20_Contents">
      <style:paragraph-properties fo:line-height="150%"/>
      <style:text-properties style:font-name="Times New Roman" fo:font-size="12pt" officeooo:rsid="0049ef59" officeooo:paragraph-rsid="00257130" style:font-size-asian="12pt" style:font-size-complex="12pt"/>
    </style:style>
    <style:style style:name="P38" style:family="paragraph" style:parent-style-name="Table_20_Contents">
      <style:paragraph-properties fo:line-height="150%"/>
      <style:text-properties style:font-name="Times New Roman" fo:font-size="12pt" officeooo:rsid="0010c48f" officeooo:paragraph-rsid="00257130" style:font-size-asian="12pt" style:font-size-complex="12pt"/>
    </style:style>
    <style:style style:name="P39" style:family="paragraph" style:parent-style-name="Table_20_Contents">
      <style:paragraph-properties fo:line-height="150%"/>
      <style:text-properties style:font-name="Times New Roman" fo:font-size="12pt" officeooo:rsid="000c54fd" officeooo:paragraph-rsid="00257130" style:font-size-asian="12pt" style:font-size-complex="12pt"/>
    </style:style>
    <style:style style:name="P40" style:family="paragraph" style:parent-style-name="Table_20_Contents">
      <style:paragraph-properties fo:line-height="150%"/>
      <style:text-properties style:font-name="Times New Roman" officeooo:rsid="00542fbb" officeooo:paragraph-rsid="00542fbb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Times New Roman" officeooo:rsid="00542fbb" officeooo:paragraph-rsid="00542fbb"/>
    </style:style>
    <style:style style:name="P42" style:family="paragraph" style:parent-style-name="Table_20_Contents">
      <style:paragraph-properties fo:line-height="150%"/>
      <style:text-properties style:font-name="Times New Roman" officeooo:rsid="00550795" officeooo:paragraph-rsid="00550795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Times New Roman" officeooo:rsid="00550795" officeooo:paragraph-rsid="00550795"/>
    </style:style>
    <style:style style:name="P44" style:family="paragraph" style:parent-style-name="Table_20_Contents">
      <style:paragraph-properties fo:line-height="150%"/>
      <style:text-properties style:font-name="Times New Roman" officeooo:rsid="00550a5a" officeooo:paragraph-rsid="00550a5a"/>
    </style:style>
    <style:style style:name="P45" style:family="paragraph" style:parent-style-name="Table_20_Contents">
      <style:paragraph-properties fo:line-height="150%"/>
      <style:text-properties style:font-name="Times New Roman" officeooo:rsid="005643ba" officeooo:paragraph-rsid="005643ba"/>
    </style:style>
    <style:style style:name="P46" style:family="paragraph" style:parent-style-name="Table_20_Contents">
      <style:paragraph-properties fo:line-height="150%"/>
      <style:text-properties style:font-name="Times New Roman" officeooo:rsid="00580f55" officeooo:paragraph-rsid="00580f55"/>
    </style:style>
    <style:style style:name="P47" style:family="paragraph" style:parent-style-name="Illustration">
      <style:paragraph-properties fo:text-align="center" style:justify-single-word="false"/>
    </style:style>
    <style:style style:name="P48" style:family="paragraph" style:parent-style-name="Table">
      <style:paragraph-properties fo:line-height="150%" fo:text-align="center" style:justify-single-word="false"/>
    </style:style>
    <style:style style:name="P49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style:font-name="Times New Roman"/>
    </style:style>
    <style:style style:name="P5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1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style:font-name="Times New Roman"/>
    </style:style>
    <style:style style:name="P5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3" style:family="paragraph" style:parent-style-name="Text_20_body">
      <style:paragraph-properties fo:line-height="150%"/>
      <style:text-properties style:font-name="Times New Roman" officeooo:rsid="0051191e"/>
    </style:style>
    <style:style style:name="P54" style:family="paragraph" style:parent-style-name="Text_20_body">
      <style:paragraph-properties fo:line-height="150%"/>
      <style:text-properties style:font-name="Times New Roman" fo:font-size="12pt" officeooo:rsid="0065a93d" officeooo:paragraph-rsid="00d2c686" style:font-size-asian="12pt" style:font-size-complex="12pt"/>
    </style:style>
    <style:style style:name="P55" style:family="paragraph" style:parent-style-name="Table_20_Contents" style:list-style-name="L1">
      <style:paragraph-properties fo:line-height="150%"/>
      <style:text-properties style:font-name="Times New Roman" officeooo:rsid="005643ba" officeooo:paragraph-rsid="005643ba"/>
    </style:style>
    <style:style style:name="P56" style:family="paragraph" style:parent-style-name="Table_20_Contents" style:list-style-name="L2">
      <style:paragraph-properties fo:line-height="150%"/>
      <style:text-properties style:font-name="Times New Roman" officeooo:rsid="00580f55" officeooo:paragraph-rsid="0056fdd2"/>
    </style:style>
    <style:style style:name="P57" style:family="paragraph" style:parent-style-name="Table_20_Contents" style:list-style-name="L3">
      <style:paragraph-properties fo:line-height="150%"/>
      <style:text-properties style:font-name="Times New Roman" officeooo:rsid="008b34b7" officeooo:paragraph-rsid="008b34b7"/>
    </style:style>
    <style:style style:name="P58" style:family="paragraph" style:parent-style-name="Heading_20_1">
      <style:text-properties style:font-name="Times New Roman"/>
    </style:style>
    <style:style style:name="P59" style:family="paragraph" style:parent-style-name="Heading_20_1">
      <style:paragraph-properties fo:line-height="150%"/>
      <style:text-properties style:font-name="Times New Roman"/>
    </style:style>
    <style:style style:name="P60" style:family="paragraph" style:parent-style-name="Heading_20_1">
      <style:paragraph-properties fo:line-height="150%"/>
      <style:text-properties style:font-name="Times New Roman" officeooo:rsid="0051191e"/>
    </style:style>
    <style:style style:name="P61" style:family="paragraph" style:parent-style-name="Heading_20_1">
      <style:paragraph-properties fo:line-height="150%"/>
      <style:text-properties officeooo:paragraph-rsid="00d00e00"/>
    </style:style>
    <style:style style:name="P62" style:family="paragraph" style:parent-style-name="Heading_20_2">
      <style:paragraph-properties fo:line-height="150%"/>
      <style:text-properties fo:font-size="12pt" officeooo:paragraph-rsid="00d2c686" style:font-size-asian="12pt" style:font-size-complex="12pt"/>
    </style:style>
    <style:style style:name="P63" style:family="paragraph" style:parent-style-name="Heading_20_2">
      <style:paragraph-properties fo:line-height="150%"/>
      <style:text-properties style:font-name="Times New Roman" fo:font-size="12pt" officeooo:rsid="0065a93d" officeooo:paragraph-rsid="00d2c686" style:font-size-asian="12pt" style:font-size-complex="12pt"/>
    </style:style>
    <style:style style:name="T1" style:family="text">
      <style:text-properties officeooo:rsid="001e57a2"/>
    </style:style>
    <style:style style:name="T2" style:family="text">
      <style:text-properties officeooo:rsid="000c54fd"/>
    </style:style>
    <style:style style:name="T3" style:family="text">
      <style:text-properties officeooo:rsid="0026c9c8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51191e"/>
    </style:style>
    <style:style style:name="T6" style:family="text">
      <style:text-properties style:font-name="Times New Roman" officeooo:rsid="0065a93d"/>
    </style:style>
    <style:style style:name="T7" style:family="text">
      <style:text-properties style:font-name="Times New Roman" officeooo:rsid="009187ca"/>
    </style:style>
    <style:style style:name="T8" style:family="text">
      <style:text-properties style:font-name="Times New Roman" officeooo:rsid="00ed6def"/>
    </style:style>
    <style:style style:name="T9" style:family="text">
      <style:text-properties officeooo:rsid="0051191e"/>
    </style:style>
    <style:style style:name="T10" style:family="text">
      <style:text-properties officeooo:rsid="00779781"/>
    </style:style>
    <style:style style:name="T11" style:family="text">
      <style:text-properties officeooo:rsid="00a3dfce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ea48d7"/>
    </style:style>
    <style:style style:name="T15" style:family="text">
      <style:text-properties officeooo:rsid="00ed6def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ISTÉRIO DA EDUCAÇÃO</text:p>
      <text:p text:style-name="P5">SECRETARIA DE EDUCAÇÃO PROFISSIONAL E TECNOLÓGICA</text:p>
      <text:p text:style-name="P5">INSTITUTO FEDERAL GOIANO – CAMPUS CERES</text:p>
      <text:p text:style-name="P5">BACHARELADO EM SISTEMAS DE INFORMAÇÃO</text:p>
      <text:p text:style-name="P2"/>
      <text:p text:style-name="P2"/>
      <text:p text:style-name="P2"/>
      <text:p text:style-name="P2"/>
      <text:p text:style-name="P2"/>
      <text:p text:style-name="P2">JÔNATAS DE SOUZA REZENDE</text:p>
      <text:p text:style-name="P3">MARCOS ARRIEL</text:p>
      <text:p text:style-name="P2"/>
      <text:p text:style-name="P2"/>
      <text:p text:style-name="P2"/>
      <text:p text:style-name="P2"/>
      <text:p text:style-name="P2"/>
      <text:p text:style-name="P14">TÍTULO</text:p>
      <text:p text:style-name="P13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CERES / GO</text:p>
      <text:p text:style-name="P11"><text:span text:style-name="T14">NOVEMBRO</text:span> – 201<text:span text:style-name="T14">9</text:span></text:p>
      <text:p text:style-name="P4"><text:soft-page-break/>MINISTÉRIO DA EDUCAÇÃO</text:p>
      <text:p text:style-name="P4">SECRETARIA DE EDUCAÇÃO PROFISSIONAL E TECNOLÓGICA</text:p>
      <text:p text:style-name="P4">INSTITUTO FEDERAL GOIANO – CAMPUS CERES</text:p>
      <text:p text:style-name="P4">BACHARELADO EM SISTEMAS DE INFORMAÇÃO</text:p>
      <text:p text:style-name="P1"/>
      <text:p text:style-name="P1"/>
      <text:p text:style-name="P1"/>
      <text:p text:style-name="P1"/>
      <text:p text:style-name="P1"/>
      <text:p text:style-name="P1"/>
      <text:p text:style-name="P1">JÔNATAS DE SOUZA REZENDE</text:p>
      <text:p text:style-name="P3">MARCOS ARRIEL</text:p>
      <text:p text:style-name="P1"/>
      <text:p text:style-name="P1"/>
      <text:p text:style-name="P1"/>
      <text:p text:style-name="P14">TÍTULO</text:p>
      <text:p text:style-name="P12"/>
      <text:p text:style-name="P12"/>
      <text:p text:style-name="P12"/>
      <text:p text:style-name="P3">LUCAS JOSÉ DE FARIA</text:p>
      <text:p text:style-name="P4">Professor Orientador</text:p>
      <text:p text:style-name="P4"/>
      <text:p text:style-name="P4"/>
      <text:p text:style-name="P4"/>
      <text:p text:style-name="P4"/>
      <text:p text:style-name="P4"/>
      <text:p text:style-name="P10">CERES / GO</text:p>
      <text:p text:style-name="P10"><text:span text:style-name="T14">NOVEMBRO</text:span> – 201<text:span text:style-name="T14">9</text:span></text:p>
      <text:h text:style-name="P59" text:outline-level="1"><text:bookmark-start text:name="__RefHeading___Toc4789_1755249522"/><text:soft-page-break/>LISTA DE FIGURAS<text:bookmark-end text:name="__RefHeading___Toc4789_1755249522"/></text:h>
      <text:p text:style-name="P29"/>
      <text:illustration-index text:style-name="Sect1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1">Figura 1:<text:tab/>6</text:p>
          <text:p text:style-name="P51">Figura 2: Diagrama de Casos de Uso.<text:tab/>6</text:p>
        </text:index-body>
      </text:illustration-index>
      <text:p text:style-name="P22"/>
      <text:p text:style-name="Illustration_20_Index_20_1"/>
      <text:p text:style-name="P26"/>
      <text:p text:style-name="P25"/>
      <text:p text:style-name="P7"/>
      <text:h text:style-name="P59" text:outline-level="1"><text:bookmark-start text:name="__RefHeading___Toc2708_1755249522"/>LISTA DE <text:span text:style-name="T1">TABELAS</text:span><text:bookmark-end text:name="__RefHeading___Toc2708_1755249522"/></text:h>
      <text:p text:style-name="P29"/>
      <text:table-index text:style-name="Sect1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P49">Tabela 1:<text:tab/>5</text:p>
          <text:p text:style-name="P49">Tabela 2: RF – 01<text:tab/>6</text:p>
          <text:p text:style-name="P49">Tabela 3: UC1 –<text:tab/>7</text:p>
        </text:index-body>
      </text:table-index>
      <text:p text:style-name="P28"/>
      <text:p text:style-name="P22"/>
      <text:h text:style-name="P59" text:outline-level="1"><text:bookmark-start text:name="__RefHeading___Toc2710_1755249522"/>SUMÁRIO<text:bookmark-end text:name="__RefHeading___Toc2710_1755249522"/></text:h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_RefHeading___Toc4791_1755249522" text:style-name="Index_20_Link" text:visited-style-name="Index_20_Link"><text:span text:style-name="T4">1. INTRODUÇÃO<text:tab/>6</text:span></text:a></text:p>
          <text:p text:style-name="P50"><text:a xlink:type="simple" xlink:href="#__RefHeading___Toc4793_1755249522" text:style-name="Index_20_Link" text:visited-style-name="Index_20_Link"><text:span text:style-name="T4">2. OBJETIVO<text:tab/>6</text:span></text:a></text:p>
          <text:p text:style-name="P50"><text:a xlink:type="simple" xlink:href="#__RefHeading___Toc3435_1977214088" text:style-name="Index_20_Link" text:visited-style-name="Index_20_Link"><text:span text:style-name="T4">3. REQUISITOS<text:tab/>6</text:span></text:a></text:p>
          <text:p text:style-name="P52"><text:a xlink:type="simple" xlink:href="#__RefHeading___Toc5806_1145658453" text:style-name="Index_20_Link" text:visited-style-name="Index_20_Link"><text:span text:style-name="T4">3.1. Requisitos não funcionais<text:tab/>6</text:span></text:a></text:p>
          <text:p text:style-name="P52"><text:a xlink:type="simple" xlink:href="#__RefHeading___Toc2714_1755249522" text:style-name="Index_20_Link" text:visited-style-name="Index_20_Link"><text:span text:style-name="T4">3.2. Requisitos Funcionais<text:tab/>7</text:span></text:a></text:p>
          <text:p text:style-name="P50"><text:a xlink:type="simple" xlink:href="#__RefHeading___Toc2716_1755249522" text:style-name="Index_20_Link" text:visited-style-name="Index_20_Link"><text:span text:style-name="T4">4. PROTÓTIPOS<text:tab/>7</text:span></text:a></text:p>
          <text:p text:style-name="P50"><text:a xlink:type="simple" xlink:href="#__RefHeading___Toc4801_1755249522" text:style-name="Index_20_Link" text:visited-style-name="Index_20_Link"><text:span text:style-name="T4">5. DIAGRAMA DE CASOS DE USO<text:tab/>8</text:span></text:a></text:p>
          <text:p text:style-name="P50"><text:a xlink:type="simple" xlink:href="#__RefHeading___Toc4803_1755249522" text:style-name="Index_20_Link" text:visited-style-name="Index_20_Link"><text:span text:style-name="T4">6. DOCUMENTAÇÃO DE CASOS DE USO<text:tab/>8</text:span></text:a></text:p>
        </text:index-body>
      </text:table-of-content>
      <text:p text:style-name="P29"/>
      <text:p text:style-name="P8"/>
      <text:p text:style-name="P4"/>
      <text:h text:style-name="P58" text:outline-level="1"><text:bookmark-start text:name="__RefHeading___Toc4791_1755249522"/><text:soft-page-break/><text:span text:style-name="T9">1. </text:span>INTRODUÇÃO<text:bookmark-end text:name="__RefHeading___Toc4791_1755249522"/></text:h>
      <text:p text:style-name="P9"/>
      <text:p text:style-name="P18"><text:tab/><text:span text:style-name="T15">Descrever a introdução do projeto</text:span></text:p>
      <text:p text:style-name="P6"/>
      <text:h text:style-name="P60" text:outline-level="1"><text:bookmark-start text:name="__RefHeading___Toc4793_1755249522"/>2. OBJETIVO<text:bookmark-end text:name="__RefHeading___Toc4793_1755249522"/></text:h>
      <text:p text:style-name="P53"/>
      <text:p text:style-name="P30"><text:span text:style-name="T5"><text:tab/></text:span><text:span text:style-name="T8">Descrever o objetivo de criação do software</text:span></text:p>
      <text:p text:style-name="P24"/>
      <text:h text:style-name="P61" text:outline-level="1"><text:bookmark-start text:name="__RefHeading___Toc3435_1977214088"/><text:span text:style-name="T4">3</text:span>. <text:span text:style-name="T4">REQUISITOS</text:span><text:bookmark-end text:name="__RefHeading___Toc3435_1977214088"/></text:h>
      <text:p text:style-name="P23"/>
      <text:h text:style-name="P62" text:outline-level="2"><text:bookmark-start text:name="__RefHeading___Toc5806_1145658453"/><text:span text:style-name="T5">3.</text:span><text:span text:style-name="T6">1.</text:span><text:span text:style-name="T5"> </text:span><text:span text:style-name="T7">Requisitos não funcionais</text:span><text:bookmark-end text:name="__RefHeading___Toc5806_1145658453"/></text:h>
      <text:p text:style-name="P3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2">Identificação do Requisito</text:p>
          </table:table-cell>
          <table:table-cell table:style-name="Tabela4.B1" office:value-type="string">
            <text:p text:style-name="P33">R<text:span text:style-name="T2">N</text:span>F – 01</text:p>
          </table:table-cell>
        </table:table-row>
        <table:table-row>
          <table:table-cell table:style-name="Tabela4.A2" office:value-type="string">
            <text:p text:style-name="P32">Nome do Requisito</text:p>
          </table:table-cell>
          <table:table-cell table:style-name="Tabela4.B6" office:value-type="string">
            <text:p text:style-name="P33"/>
          </table:table-cell>
        </table:table-row>
        <table:table-row>
          <table:table-cell table:style-name="Tabela4.A2" office:value-type="string">
            <text:p text:style-name="P32">Fonte do Requisito</text:p>
          </table:table-cell>
          <table:table-cell table:style-name="Tabela4.B6" office:value-type="string">
            <text:p text:style-name="P33"/>
          </table:table-cell>
        </table:table-row>
        <table:table-row>
          <table:table-cell table:style-name="Tabela4.A2" office:value-type="string">
            <text:p text:style-name="P32">Data</text:p>
          </table:table-cell>
          <table:table-cell table:style-name="Tabela4.B6" office:value-type="string">
            <text:p text:style-name="P33"/>
          </table:table-cell>
        </table:table-row>
        <table:table-row>
          <table:table-cell table:style-name="Tabela4.A2" office:value-type="string">
            <text:p text:style-name="P32">Local e/ou Reunião</text:p>
          </table:table-cell>
          <table:table-cell table:style-name="Tabela4.B6" office:value-type="string">
            <text:p text:style-name="P37">Instituto Federal Goiano – Campus Ceres</text:p>
          </table:table-cell>
        </table:table-row>
        <table:table-row>
          <table:table-cell table:style-name="Tabela4.A2" office:value-type="string">
            <text:p text:style-name="P32">Responsável pelo Requisito</text:p>
          </table:table-cell>
          <table:table-cell table:style-name="Tabela4.B6" office:value-type="string">
            <text:p text:style-name="P38"/>
          </table:table-cell>
        </table:table-row>
        <table:table-row>
          <table:table-cell table:style-name="Tabela4.A7" table:number-columns-spanned="2" office:value-type="string">
            <text:p text:style-name="P34">Especificação do Requisito</text:p>
          </table:table-cell>
          <table:covered-table-cell/>
        </table:table-row>
        <table:table-row>
          <table:table-cell table:style-name="Tabela4.A8" table:number-columns-spanned="2" office:value-type="string">
            <text:p text:style-name="P39"/>
          </table:table-cell>
          <table:covered-table-cell/>
        </table:table-row>
      </table:table>
      <text:p text:style-name="P48">Tabela <text:sequence text:ref-name="refTable0" text:name="Table" text:formula="ooow:Table+1" style:num-format="1">1</text:sequence>: </text:p>
      <text:p text:style-name="P48"/>
      <text:h text:style-name="P63" text:outline-level="2"/>
      <text:p text:style-name="P27"/>
      <text:p text:style-name="P27"/>
      <text:h text:style-name="P63" text:outline-level="2"><text:bookmark-start text:name="__RefHeading___Toc2714_1755249522"/><text:soft-page-break/>3.2. Requisitos Funcionais<text:bookmark-end text:name="__RefHeading___Toc2714_1755249522"/></text:h>
      <text:p text:style-name="P27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2">Identificação do Requisito</text:p>
          </table:table-cell>
          <table:table-cell table:style-name="Tabela15.B1" office:value-type="string">
            <text:p text:style-name="P33">RF – 0<text:span text:style-name="T3">1</text:span></text:p>
          </table:table-cell>
        </table:table-row>
        <table:table-row>
          <table:table-cell table:style-name="Tabela15.A2" office:value-type="string">
            <text:p text:style-name="P32">Nome do Requisito</text:p>
          </table:table-cell>
          <table:table-cell table:style-name="Tabela15.B6" office:value-type="string">
            <text:p text:style-name="P35"/>
          </table:table-cell>
        </table:table-row>
        <table:table-row>
          <table:table-cell table:style-name="Tabela15.A2" office:value-type="string">
            <text:p text:style-name="P32">Fonte do Requisito</text:p>
          </table:table-cell>
          <table:table-cell table:style-name="Tabela15.B6" office:value-type="string">
            <text:p text:style-name="P35"/>
          </table:table-cell>
        </table:table-row>
        <table:table-row>
          <table:table-cell table:style-name="Tabela15.A2" office:value-type="string">
            <text:p text:style-name="P32">Data</text:p>
          </table:table-cell>
          <table:table-cell table:style-name="Tabela15.B6" office:value-type="string">
            <text:p text:style-name="P33"/>
          </table:table-cell>
        </table:table-row>
        <table:table-row>
          <table:table-cell table:style-name="Tabela15.A2" office:value-type="string">
            <text:p text:style-name="P32">Local e/ou Reunião</text:p>
          </table:table-cell>
          <table:table-cell table:style-name="Tabela15.B6" office:value-type="string">
            <text:p text:style-name="P37"/>
          </table:table-cell>
        </table:table-row>
        <table:table-row>
          <table:table-cell table:style-name="Tabela15.A2" office:value-type="string">
            <text:p text:style-name="P32">Responsável pelo Requisito</text:p>
          </table:table-cell>
          <table:table-cell table:style-name="Tabela15.B6" office:value-type="string">
            <text:p text:style-name="P38"/>
          </table:table-cell>
        </table:table-row>
        <table:table-row>
          <table:table-cell table:style-name="Tabela15.A7" table:number-columns-spanned="2" office:value-type="string">
            <text:p text:style-name="P34">Especificação do Requisito</text:p>
          </table:table-cell>
          <table:covered-table-cell/>
        </table:table-row>
        <table:table-row>
          <table:table-cell table:style-name="Tabela15.A8" table:number-columns-spanned="2" office:value-type="string">
            <text:p text:style-name="P36"/>
          </table:table-cell>
          <table:covered-table-cell/>
        </table:table-row>
      </table:table>
      <text:p text:style-name="P48">Tabela <text:sequence text:ref-name="refTable1" text:name="Table" text:formula="ooow:Table+1" style:num-format="1">2</text:sequence>: RF – 01</text:p>
      <text:h text:style-name="P59" text:outline-level="1"><text:bookmark-start text:name="__RefHeading___Toc2716_1755249522"/><text:span text:style-name="T10">4. </text:span>PROTÓTIPOS<text:bookmark-end text:name="__RefHeading___Toc2716_1755249522"/></text:h>
      <text:p text:style-name="P19"/>
      <text:p text:style-name="P16"><text:tab/><text:span text:style-name="T15">Descrever cada tela do protótipo</text:span></text:p>
      <text:p text:style-name="P16"/>
      <text:p text:style-name="P15"/>
      <text:p text:style-name="P17"><draw:frame draw:style-name="fr1" draw:name="Quadro1" text:anchor-type="paragraph" svg:width="7.858cm" draw:z-index="1"><draw:text-box fo:min-height="5.556cm"><text:p text:style-name="P47">Figura <text:sequence text:ref-name="refIllustration0" text:name="Illustration" text:formula="ooow:Illustration+1" style:num-format="1">1</text:sequence>: 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58" text:outline-level="1"><text:bookmark-start text:name="__RefHeading___Toc4801_1755249522"/><text:soft-page-break/><text:span text:style-name="T11">5. </text:span>DIAGRAMA DE CASOS DE USO<text:bookmark-end text:name="__RefHeading___Toc4801_1755249522"/></text:h>
      <text:p text:style-name="P4"><draw:frame draw:style-name="fr2" draw:name="Quadro19" text:anchor-type="paragraph" svg:x="2.046cm" svg:y="0.356cm" svg:width="11.712cm" draw:z-index="0"><draw:text-box fo:min-height="1.907cm"><text:p text:style-name="P47">Figura <text:sequence text:ref-name="refIllustration1" text:name="Illustration" text:formula="ooow:Illustration+1" style:num-format="1">2</text:sequence>: Diagrama de Casos de Us<text:span text:style-name="T12">o.</text:span></text:p></draw:text-box></draw:frame></text:p>
      <text:h text:style-name="P59" text:outline-level="1"/>
      <text:h text:style-name="P59" text:outline-level="1"><text:bookmark-start text:name="__RefHeading___Toc4803_1755249522"/><text:span text:style-name="T11">6. DOCUMENTAÇÃO</text:span> DE CASOS DE USO<text:bookmark-end text:name="__RefHeading___Toc4803_1755249522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F"/>
        <table:table-row>
          <table:table-cell table:style-name="Tabela1.A1" office:value-type="string">
            <text:p text:style-name="P40">Identificador</text:p>
          </table:table-cell>
          <table:table-cell table:style-name="Tabela1.B1" table:number-columns-spanned="2" office:value-type="string">
            <text:p text:style-name="P44">UC1</text:p>
          </table:table-cell>
          <table:covered-table-cell/>
          <table:table-cell table:style-name="Tabela1.A1" table:number-columns-spanned="2" office:value-type="string">
            <text:p text:style-name="P40">Nome</text:p>
          </table:table-cell>
          <table:covered-table-cell/>
          <table:table-cell table:style-name="Tabela1.F1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0">Ator Principal</text:p>
          </table:table-cell>
          <table:table-cell table:style-name="Tabela1.B2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6" office:value-type="string">
            <text:p text:style-name="P41">Interessados (<text:span text:style-name="T13">stakeholders</text:span>) e interes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4" table:number-columns-spanned="6" office:value-type="string">
            <text:list xml:id="list3584826935319291850" text:style-name="L1">
              <text:list-item>
                <text:p text:style-name="P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2" office:value-type="string">
            <text:p text:style-name="P40">Pré condições</text:p>
          </table:table-cell>
          <table:covered-table-cell/>
          <table:table-cell table:style-name="Tabela1.C5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2" office:value-type="string">
            <text:p text:style-name="P40">Pós condições</text:p>
          </table:table-cell>
          <table:covered-table-cell/>
          <table:table-cell table:style-name="Tabela1.C6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ela1.A3" table:number-columns-spanned="6" office:value-type="string">
            <text:p text:style-name="P41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0" table:number-columns-spanned="6" office:value-type="string">
            <text:list xml:id="list7197568867140944308" text:style-name="L2">
              <text:list-item>
                <text:p text:style-name="P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6" office:value-type="string">
            <text:p text:style-name="P4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0" table:number-columns-spanned="6" office:value-type="string">
            <text:list xml:id="list253777558967911721" text:style-name="L3">
              <text:list-item>
                <text:p text:style-name="P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2">Frequências de ocorrências</text:p>
          </table:table-cell>
          <table:covered-table-cell/>
          <table:covered-table-cell/>
          <table:covered-table-cell/>
          <table:table-cell table:style-name="Tabela1.E11" table:number-columns-spanned="2" office:value-type="string">
            <text:p text:style-name="P46"/>
          </table:table-cell>
          <table:covered-table-cell/>
        </table:table-row>
      </table:table>
      <text:p text:style-name="Table">Tabela <text:sequence text:ref-name="refTable2" text:name="Table" text:formula="ooow:Table+1" style:num-format="1">3</text:sequence>: UC1 – </text:p>
      <text:p text:style-name="P20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style:font-name="Times New Roman" fo:font-family="'Times New Roman'" style:font-family-generic="roman" style:font-pitch="variable" fo:font-size="12pt" fo:font-style="normal" style:font-size-asian="12pt" style:font-style-asian="normal" style:font-name-complex="Mangal1" style:font-family-complex="Mangal" style:font-size-complex="12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4pt" fo:font-weight="bold" fo:background-color="transparent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9:54:50.801000000</meta:creation-date>
    <dc:date>2019-08-12T17:29:36.111000000</dc:date>
    <meta:editing-duration>PT18H31M38S</meta:editing-duration>
    <meta:editing-cycles>177</meta:editing-cycles>
    <meta:generator>LibreOffice/5.2.5.1$Windows_x86 LibreOffice_project/0312e1a284a7d50ca85a365c316c7abbf20a4d22</meta:generator>
    <meta:document-statistic meta:table-count="3" meta:image-count="0" meta:object-count="0" meta:page-count="6" meta:paragraph-count="82" meta:word-count="269" meta:character-count="1665" meta:non-whitespace-character-count="1461"/>
  </office:meta>
</office:document-meta>
</file>